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Fine_20_Dashed" draw:fill="solid" draw:fill-color="#ffff66" draw:opacity="50%" draw:textarea-horizontal-align="justify" draw:textarea-vertical-align="middle" draw:auto-grow-height="false" draw:shadow-offset-x="0.203cm" draw:shadow-offset-y="0.203cm" draw:shadow-opacity="50%"/>
    </style:style>
    <style:style style:name="gr2" style:family="graphic" style:parent-style-name="standard">
      <style:graphic-properties draw:stroke="none" draw:stroke-dash="Fine_20_Dashed" draw:fill="solid" draw:fill-color="#ff9999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stroke="none" draw:stroke-dash="Fine_20_Dashed" draw:fill="solid" draw:fill-color="#99ff99" draw:opacity="50%" draw:textarea-horizontal-align="justify" draw:textarea-vertical-align="middle" draw:auto-grow-height="false" draw:shadow-opacity="50%"/>
    </style:style>
    <style:style style:name="gr4" style:family="graphic" style:parent-style-name="standard">
      <style:graphic-properties draw:fill="solid" draw:fill-color="#b3cde8" draw:textarea-vertical-align="middle"/>
    </style:style>
    <style:style style:name="gr5" style:family="graphic" style:parent-style-name="standard">
      <style:graphic-properties draw:fill="solid" draw:fill-color="#b3cde8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b3cde8" draw:textarea-horizontal-align="justify" draw:textarea-vertical-align="middle" draw:auto-grow-height="false" fo:padding-left="0.127cm" fo:padding-right="0.127cm"/>
    </style:style>
    <style:style style:name="gr7" style:family="graphic" style:parent-style-name="objectwithoutfill">
      <style:graphic-properties draw:marker-end="Arrow" draw:marker-end-width="0.3cm" draw:fill="none"/>
    </style:style>
    <style:style style:name="gr8" style:family="graphic" style:parent-style-name="standard">
      <style:graphic-properties draw:stroke="none" svg:stroke-color="#000000" draw:fill="none" draw:fill-color="#ffffff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5cm" svg:height="21.59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97cm" svg:height="21.59cm" svg:x="13.97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8.255cm" svg:height="21.59cm" svg:x="5.71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xml:id="id1" draw:id="id1" draw:layer="layout" svg:width="4.445cm" svg:height="2.54cm" svg:x="0.635cm" svg:y="1.905cm">
          <text:p>Plug in USB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1" xml:id="id2" draw:id="id2" draw:layer="layout" svg:width="4.445cm" svg:height="3.175cm" svg:x="0.635cm" svg:y="5.715cm">
          <text:p text:style-name="P1">Establish connection with software through USART0 and TSUSB chi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3" draw:id="id3" draw:layer="layout" svg:width="4.445cm" svg:height="2.54cm" svg:x="0.635cm" svg:y="10.16cm">
          <text:p text:style-name="P1">Initialize USART1 for interface with transceiv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4" draw:id="id4" draw:layer="layout" svg:width="4.445cm" svg:height="2.54cm" svg:x="0.635cm" svg:y="13.97cm">
          <text:p text:style-name="P1">Wait for 128-bit encryption key from softwa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5" draw:id="id5" draw:layer="layout" svg:width="5.08cm" svg:height="5.08cm" svg:x="7.62cm" svg:y="1.27cm">
          <text:p text:style-name="P1">Packet in USART1 Rx register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1" xml:id="id6" draw:id="id6" draw:layer="layout" svg:width="5.08cm" svg:height="2.54cm" svg:x="7.62cm" svg:y="7.62cm">
          <text:p text:style-name="P1">Continue receiving packets and decryp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7" draw:id="id7" draw:layer="layout" svg:width="5.08cm" svg:height="5.08cm" svg:x="7.62cm" svg:y="10.795cm">
          <text:p text:style-name="P1">Packets missing or invalid data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1" xml:id="id8" draw:id="id8" draw:layer="layout" svg:width="5.08cm" svg:height="3.175cm" svg:x="7.62cm" svg:y="17.145cm">
          <text:p text:style-name="P1">Send data to software and transmit acknowledgement message`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10" draw:id="id10" draw:layer="layout" svg:width="5.08cm" svg:height="5.08cm" svg:x="14.605cm" svg:y="1.27cm">
          <text:p text:style-name="P1">Packet in USART0 Rx register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1" xml:id="id11" draw:id="id11" draw:layer="layout" svg:width="5.08cm" svg:height="2.54cm" svg:x="14.605cm" svg:y="6.985cm">
          <text:p text:style-name="P1">Continue receiving packets, form header, and encryp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12" draw:id="id12" draw:layer="layout" svg:width="5.08cm" svg:height="3.175cm" svg:x="14.605cm" svg:y="10.795cm">
          <text:p text:style-name="P1">Transmit and wait for acknowledgement messag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13" draw:id="id13" draw:layer="layout" svg:width="5.08cm" svg:height="5.08cm" svg:x="14.605cm" svg:y="14.922cm">
          <text:p text:style-name="P1">Receive ack messag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1" xml:id="id14" draw:id="id14" draw:layer="layout" svg:width="5.08cm" svg:height="3.175cm" svg:x="21.59cm" svg:y="15.875cm">
          <text:p text:style-name="P1">Wait for packet in USART1 Rx for specified + random tim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15" draw:id="id15" draw:layer="layout" svg:width="5.08cm" svg:height="5.08cm" svg:x="21.59cm" svg:y="9.842cm">
          <text:p text:style-name="P1">Packet receiv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layer="layout" svg:x1="2.858cm" svg:y1="4.445cm" svg:x2="2.858cm" svg:y2="5.715cm" draw:start-shape="id1" draw:start-glue-point="6" draw:end-shape="id2" draw:end-glue-point="4" svg:d="M2858 4445v1270" svg:viewBox="0 0 1 1271">
          <text:p/>
        </draw:connector>
        <draw:connector draw:style-name="gr7" draw:layer="layout" svg:x1="2.858cm" svg:y1="8.89cm" svg:x2="2.858cm" svg:y2="10.16cm" draw:start-shape="id2" draw:start-glue-point="6" draw:end-shape="id3" draw:end-glue-point="4" svg:d="M2858 8890v1270" svg:viewBox="0 0 1 1271">
          <text:p/>
        </draw:connector>
        <draw:connector draw:style-name="gr7" draw:layer="layout" svg:x1="2.858cm" svg:y1="12.7cm" svg:x2="2.858cm" svg:y2="13.97cm" draw:start-shape="id3" draw:start-glue-point="6" draw:end-shape="id4" draw:end-glue-point="4" svg:d="M2858 12700v1270" svg:viewBox="0 0 1 1271">
          <text:p/>
        </draw:connector>
        <draw:connector draw:style-name="gr7" xml:id="id9" draw:id="id9" draw:layer="layout" draw:line-skew="1.72cm" svg:x1="2.858cm" svg:y1="16.51cm" svg:x2="7.62cm" svg:y2="3.81cm" draw:start-shape="id4" draw:start-glue-point="6" draw:end-shape="id5" draw:end-glue-point="5" svg:d="M2858 16510v2222h3492v-14922h1270" svg:viewBox="0 0 4763 14923">
          <text:p/>
        </draw:connector>
        <draw:connector draw:style-name="gr7" draw:layer="layout" svg:x1="10.16cm" svg:y1="6.35cm" svg:x2="10.16cm" svg:y2="7.62cm" draw:start-shape="id5" draw:start-glue-point="6" draw:end-shape="id6" draw:end-glue-point="4" svg:d="M10160 6350v1270" svg:viewBox="0 0 1 1271">
          <text:p/>
        </draw:connector>
        <draw:connector draw:style-name="gr7" draw:layer="layout" svg:x1="10.16cm" svg:y1="10.16cm" svg:x2="10.16cm" svg:y2="10.795cm" draw:start-shape="id6" draw:start-glue-point="6" draw:end-shape="id7" draw:end-glue-point="4" svg:d="M10160 10160v635" svg:viewBox="0 0 1 636">
          <text:p/>
        </draw:connector>
        <draw:connector draw:style-name="gr7" draw:layer="layout" svg:x1="10.16cm" svg:y1="15.875cm" svg:x2="10.16cm" svg:y2="17.145cm" draw:start-shape="id7" draw:start-glue-point="6" draw:end-shape="id8" draw:end-glue-point="4" svg:d="M10160 15875v1270" svg:viewBox="0 0 1 1271">
          <text:p/>
        </draw:connector>
        <draw:connector draw:style-name="gr7" draw:layer="layout" svg:x1="7.62cm" svg:y1="18.733cm" svg:x2="6.35cm" svg:y2="18.732cm" draw:start-shape="id8" draw:start-glue-point="5" draw:end-shape="id9" draw:end-glue-point="0" svg:d="M7620 18733h-1270v-1" svg:viewBox="0 0 1271 2">
          <text:p/>
        </draw:connector>
        <draw:connector draw:style-name="gr7" draw:layer="layout" svg:x1="12.7cm" svg:y1="3.81cm" svg:x2="14.605cm" svg:y2="3.81cm" draw:start-shape="id5" draw:start-glue-point="7" draw:end-shape="id10" draw:end-glue-point="5" svg:d="M12700 3810h1905" svg:viewBox="0 0 1906 1">
          <text:p/>
        </draw:connector>
        <draw:connector draw:style-name="gr7" xml:id="id16" draw:id="id16" draw:layer="layout" draw:line-skew="0cm -6.217cm" svg:x1="19.685cm" svg:y1="3.81cm" svg:x2="6.361cm" svg:y2="3.843cm" draw:start-shape="id10" draw:start-glue-point="7" svg:d="M19685 3810h502v-3175h-13826v3208" svg:viewBox="0 0 13827 3209">
          <text:p/>
        </draw:connector>
        <draw:line draw:style-name="gr7" draw:layer="layout" svg:x1="7.62cm" svg:y1="13.335cm" svg:x2="6.35cm" svg:y2="13.335cm">
          <text:p/>
        </draw:line>
        <draw:connector draw:style-name="gr7" draw:layer="layout" svg:x1="17.145cm" svg:y1="6.35cm" svg:x2="17.145cm" svg:y2="6.985cm" draw:start-shape="id10" draw:start-glue-point="6" draw:end-shape="id11" draw:end-glue-point="4" svg:d="M17145 6350v635" svg:viewBox="0 0 1 636">
          <text:p/>
        </draw:connector>
        <draw:connector draw:style-name="gr7" draw:layer="layout" svg:x1="17.145cm" svg:y1="9.525cm" svg:x2="17.145cm" svg:y2="10.795cm" draw:start-shape="id11" draw:start-glue-point="6" draw:end-shape="id12" draw:end-glue-point="4" svg:d="M17145 9525v1270" svg:viewBox="0 0 1 1271">
          <text:p/>
        </draw:connector>
        <draw:connector draw:style-name="gr7" draw:layer="layout" svg:x1="17.145cm" svg:y1="13.97cm" svg:x2="17.145cm" svg:y2="14.922cm" draw:start-shape="id12" draw:start-glue-point="6" draw:end-shape="id13" draw:end-glue-point="4" svg:d="M17145 13970v952" svg:viewBox="0 0 1 953">
          <text:p/>
        </draw:connector>
        <draw:connector draw:style-name="gr7" draw:layer="layout" svg:x1="19.685cm" svg:y1="17.462cm" svg:x2="21.59cm" svg:y2="17.463cm" draw:start-shape="id13" draw:start-glue-point="7" draw:end-shape="id14" draw:end-glue-point="5" svg:d="M19685 17462h953v1h952" svg:viewBox="0 0 1906 2">
          <text:p/>
        </draw:connector>
        <draw:connector draw:style-name="gr7" draw:layer="layout" svg:x1="24.13cm" svg:y1="15.875cm" svg:x2="24.13cm" svg:y2="14.922cm" draw:start-shape="id14" draw:start-glue-point="4" draw:end-shape="id15" draw:end-glue-point="6" svg:d="M24130 15875v-953" svg:viewBox="0 0 1 954">
          <text:p/>
        </draw:connector>
        <draw:connector draw:style-name="gr7" draw:layer="layout" svg:x1="21.59cm" svg:y1="12.382cm" svg:x2="19.685cm" svg:y2="12.383cm" draw:start-shape="id15" draw:start-glue-point="5" draw:end-shape="id12" draw:end-glue-point="7" svg:d="M21590 12382h-952v1h-953" svg:viewBox="0 0 1906 2">
          <text:p/>
        </draw:connector>
        <draw:connector draw:style-name="gr7" xml:id="id17" draw:id="id17" draw:layer="layout" svg:x1="24.13cm" svg:y1="9.842cm" svg:x2="20.187cm" svg:y2="0.635cm" draw:start-shape="id15" draw:start-glue-point="4" draw:end-shape="id16" draw:end-glue-point="0" svg:d="M24130 9842v-9207h-3943" svg:viewBox="0 0 3944 9208">
          <text:p/>
        </draw:connector>
        <draw:frame draw:style-name="gr8" draw:layer="layout" svg:width="1.27cm" svg:height="0.635cm" svg:x="10.16cm" svg:y="15.875cm">
          <draw:text-box>
            <text:p>No</text:p>
          </draw:text-box>
        </draw:frame>
        <draw:frame draw:style-name="gr8" draw:layer="layout" svg:width="1.588cm" svg:height="0.953cm" svg:x="17.145cm" svg:y="19.685cm">
          <draw:text-box>
            <text:p>Yes</text:p>
          </draw:text-box>
        </draw:frame>
        <draw:frame draw:style-name="gr8" draw:layer="layout" svg:width="1.588cm" svg:height="0.953cm" svg:x="6.35cm" svg:y="12.382cm">
          <draw:text-box>
            <text:p>Yes</text:p>
          </draw:text-box>
        </draw:frame>
        <draw:frame draw:style-name="gr8" draw:layer="layout" svg:width="1.588cm" svg:height="0.953cm" svg:x="15.557cm" svg:y="6.032cm">
          <draw:text-box>
            <text:p>Yes</text:p>
          </draw:text-box>
        </draw:frame>
        <draw:frame draw:style-name="gr8" draw:layer="layout" svg:width="1.588cm" svg:height="0.953cm" svg:x="10.159cm" svg:y="6.349cm">
          <draw:text-box>
            <text:p>Yes</text:p>
          </draw:text-box>
        </draw:frame>
        <draw:frame draw:style-name="gr8" draw:layer="layout" svg:width="1.27cm" svg:height="0.635cm" svg:x="12.7cm" svg:y="3.175cm">
          <draw:text-box>
            <text:p>No</text:p>
          </draw:text-box>
        </draw:frame>
        <draw:frame draw:style-name="gr8" draw:layer="layout" svg:width="1.27cm" svg:height="0.635cm" svg:x="20.32cm" svg:y="3.175cm">
          <draw:text-box>
            <text:p>No</text:p>
          </draw:text-box>
        </draw:frame>
        <draw:frame draw:style-name="gr8" draw:layer="layout" svg:width="1.27cm" svg:height="0.635cm" svg:x="20.32cm" svg:y="11.747cm">
          <draw:text-box>
            <text:p>No</text:p>
          </draw:text-box>
        </draw:frame>
        <draw:frame draw:style-name="gr8" draw:layer="layout" svg:width="1.27cm" svg:height="0.635cm" svg:x="19.685cm" svg:y="16.827cm">
          <draw:text-box>
            <text:p>No</text:p>
          </draw:text-box>
        </draw:frame>
        <draw:frame draw:style-name="gr8" draw:layer="layout" svg:width="1.588cm" svg:height="0.953cm" svg:x="24.13cm" svg:y="8.89cm">
          <draw:text-box>
            <text:p>Yes</text:p>
          </draw:text-box>
        </draw:frame>
        <draw:connector draw:style-name="gr7" draw:layer="layout" draw:line-skew="0cm 2.674cm" svg:x1="17.145cm" svg:y1="20.002cm" svg:x2="24.13cm" svg:y2="0.635cm" draw:start-shape="id13" draw:start-glue-point="6" draw:end-shape="id17" draw:end-glue-point="0" svg:d="M17145 20002v502h10160v-19869h-3175" svg:viewBox="0 0 10161 198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textarea-vertical-align="middle" draw:auto-grow-height="false" fo:padding-top="0.125cm" fo:padding-bottom="0.125cm" fo:padding-left="0.127cm" fo:padding-right="0.127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1pt 1pt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2" draw:fill-hatch-name="Hatching_20_1" draw:fill-image-name="Bitmape_20_1" draw:textarea-horizontal-align="right" draw:textarea-vertical-align="botto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2T17:35:37.242185998</meta:creation-date>
    <dc:date>2014-09-23T15:56:09.223925124</dc:date>
    <meta:editing-duration>PT48M47S</meta:editing-duration>
    <meta:editing-cycles>6</meta:editing-cycles>
    <meta:generator>LibreOffice/4.2.6.3$Linux_X86_64 LibreOffice_project/420m0$Build-3</meta:generator>
    <dc:creator>Patrick Lloyd</dc:creator>
    <meta:document-statistic meta:object-count="46"/>
  </office:meta>
</office:document-meta>
</file>